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190377311" calcext:value-type="float">
            <text:p>3.190377311</text:p>
          </table:table-cell>
          <table:table-cell office:value-type="float" office:value="18.8065530033479" calcext:value-type="float">
            <text:p>18.8065530033</text:p>
          </table:table-cell>
        </table:table-row>
        <table:table-row table:style-name="ro1">
          <table:table-cell office:value-type="float" office:value="3.34662543" calcext:value-type="float">
            <text:p>3.34662543</text:p>
          </table:table-cell>
          <table:table-cell office:value-type="float" office:value="384.004622801258" calcext:value-type="float">
            <text:p>384.0046228013</text:p>
          </table:table-cell>
        </table:table-row>
        <table:table-row table:style-name="ro1">
          <table:table-cell office:value-type="float" office:value="3.454654981" calcext:value-type="float">
            <text:p>3.454654981</text:p>
          </table:table-cell>
          <table:table-cell office:value-type="float" office:value="555.403585820691" calcext:value-type="float">
            <text:p>555.4035858207</text:p>
          </table:table-cell>
        </table:table-row>
        <table:table-row table:style-name="ro1">
          <table:table-cell office:value-type="float" office:value="3.569001809" calcext:value-type="float">
            <text:p>3.569001809</text:p>
          </table:table-cell>
          <table:table-cell office:value-type="float" office:value="524.719408919667" calcext:value-type="float">
            <text:p>524.7194089197</text:p>
          </table:table-cell>
        </table:table-row>
        <table:table-row table:style-name="ro1">
          <table:table-cell office:value-type="float" office:value="3.693357446" calcext:value-type="float">
            <text:p>3.693357446</text:p>
          </table:table-cell>
          <table:table-cell office:value-type="float" office:value="482.487175068708" calcext:value-type="float">
            <text:p>482.4871750687</text:p>
          </table:table-cell>
        </table:table-row>
        <table:table-row table:style-name="ro1">
          <table:table-cell office:value-type="float" office:value="3.847683315" calcext:value-type="float">
            <text:p>3.847683315</text:p>
          </table:table-cell>
          <table:table-cell office:value-type="float" office:value="388.787702209544" calcext:value-type="float">
            <text:p>388.7877022095</text:p>
          </table:table-cell>
        </table:table-row>
        <table:table-row table:style-name="ro1">
          <table:table-cell office:value-type="float" office:value="4.032521396" calcext:value-type="float">
            <text:p>4.032521396</text:p>
          </table:table-cell>
          <table:table-cell office:value-type="float" office:value="324.608433908158" calcext:value-type="float">
            <text:p>324.6084339082</text:p>
          </table:table-cell>
        </table:table-row>
        <table:table-row table:style-name="ro1">
          <table:table-cell office:value-type="float" office:value="4.22029085" calcext:value-type="float">
            <text:p>4.22029085</text:p>
          </table:table-cell>
          <table:table-cell office:value-type="float" office:value="319.540791762651" calcext:value-type="float">
            <text:p>319.5407917627</text:p>
          </table:table-cell>
        </table:table-row>
        <table:table-row table:style-name="ro1">
          <table:table-cell office:value-type="float" office:value="6.71048914" calcext:value-type="float">
            <text:p>6.71048914</text:p>
          </table:table-cell>
          <table:table-cell office:value-type="float" office:value="24.0944667904338" calcext:value-type="float">
            <text:p>24.0944667904</text:p>
          </table:table-cell>
        </table:table-row>
        <table:table-row table:style-name="ro1">
          <table:table-cell office:value-type="float" office:value="6.831785645" calcext:value-type="float">
            <text:p>6.831785645</text:p>
          </table:table-cell>
          <table:table-cell office:value-type="float" office:value="494.655637439856" calcext:value-type="float">
            <text:p>494.6556374399</text:p>
          </table:table-cell>
        </table:table-row>
        <table:table-row table:style-name="ro1">
          <table:table-cell office:value-type="float" office:value="6.935172407" calcext:value-type="float">
            <text:p>6.935172407</text:p>
          </table:table-cell>
          <table:table-cell office:value-type="float" office:value="580.345092923988" calcext:value-type="float">
            <text:p>580.345092924</text:p>
          </table:table-cell>
        </table:table-row>
        <table:table-row table:style-name="ro1">
          <table:table-cell office:value-type="float" office:value="7.050786274" calcext:value-type="float">
            <text:p>7.050786274</text:p>
          </table:table-cell>
          <table:table-cell office:value-type="float" office:value="518.968888048696" calcext:value-type="float">
            <text:p>518.9688880487</text:p>
          </table:table-cell>
        </table:table-row>
        <table:table-row table:style-name="ro1">
          <table:table-cell office:value-type="float" office:value="7.177213955" calcext:value-type="float">
            <text:p>7.177213955</text:p>
          </table:table-cell>
          <table:table-cell office:value-type="float" office:value="474.579613621156" calcext:value-type="float">
            <text:p>474.5796136212</text:p>
          </table:table-cell>
        </table:table-row>
        <table:table-row table:style-name="ro1">
          <table:table-cell office:value-type="float" office:value="7.336462457" calcext:value-type="float">
            <text:p>7.336462457</text:p>
          </table:table-cell>
          <table:table-cell office:value-type="float" office:value="376.769635170579" calcext:value-type="float">
            <text:p>376.7696351706</text:p>
          </table:table-cell>
        </table:table-row>
        <table:table-row table:style-name="ro1">
          <table:table-cell office:value-type="float" office:value="7.530514344" calcext:value-type="float">
            <text:p>7.530514344</text:p>
          </table:table-cell>
          <table:table-cell office:value-type="float" office:value="309.195653428507" calcext:value-type="float">
            <text:p>309.1956534285</text:p>
          </table:table-cell>
        </table:table-row>
        <table:table-row table:style-name="ro1">
          <table:table-cell office:value-type="float" office:value="7.710957503" calcext:value-type="float">
            <text:p>7.710957503</text:p>
          </table:table-cell>
          <table:table-cell office:value-type="float" office:value="332.51468402856" calcext:value-type="float">
            <text:p>332.5146840286</text:p>
          </table:table-cell>
        </table:table-row>
        <table:table-row table:style-name="ro1">
          <table:table-cell office:value-type="float" office:value="11.505996285" calcext:value-type="float">
            <text:p>11.505996285</text:p>
          </table:table-cell>
          <table:table-cell office:value-type="float" office:value="15.810115112547" calcext:value-type="float">
            <text:p>15.8101151125</text:p>
          </table:table-cell>
        </table:table-row>
        <table:table-row table:style-name="ro1">
          <table:table-cell office:value-type="float" office:value="11.644661643" calcext:value-type="float">
            <text:p>11.644661643</text:p>
          </table:table-cell>
          <table:table-cell office:value-type="float" office:value="432.696391264487" calcext:value-type="float">
            <text:p>432.6963912645</text:p>
          </table:table-cell>
        </table:table-row>
        <table:table-row table:style-name="ro1">
          <table:table-cell office:value-type="float" office:value="11.751683323" calcext:value-type="float">
            <text:p>11.751683323</text:p>
          </table:table-cell>
          <table:table-cell office:value-type="float" office:value="560.634069657686" calcext:value-type="float">
            <text:p>560.6340696577</text:p>
          </table:table-cell>
        </table:table-row>
        <table:table-row table:style-name="ro1">
          <table:table-cell office:value-type="float" office:value="11.867211929" calcext:value-type="float">
            <text:p>11.867211929</text:p>
          </table:table-cell>
          <table:table-cell office:value-type="float" office:value="519.351891080529" calcext:value-type="float">
            <text:p>519.3518910805</text:p>
          </table:table-cell>
        </table:table-row>
        <table:table-row table:style-name="ro1">
          <table:table-cell office:value-type="float" office:value="11.994033362" calcext:value-type="float">
            <text:p>11.994033362</text:p>
          </table:table-cell>
          <table:table-cell office:value-type="float" office:value="473.106150756093" calcext:value-type="float">
            <text:p>473.1061507561</text:p>
          </table:table-cell>
        </table:table-row>
        <table:table-row table:style-name="ro1">
          <table:table-cell office:value-type="float" office:value="12.155500836" calcext:value-type="float">
            <text:p>12.155500836</text:p>
          </table:table-cell>
          <table:table-cell office:value-type="float" office:value="371.591866235553" calcext:value-type="float">
            <text:p>371.5918662356</text:p>
          </table:table-cell>
        </table:table-row>
        <table:table-row table:style-name="ro1">
          <table:table-cell office:value-type="float" office:value="12.354175094" calcext:value-type="float">
            <text:p>12.354175094</text:p>
          </table:table-cell>
          <table:table-cell office:value-type="float" office:value="302.0018829012" calcext:value-type="float">
            <text:p>302.0018829012</text:p>
          </table:table-cell>
        </table:table-row>
        <table:table-row table:style-name="ro1">
          <table:table-cell office:value-type="float" office:value="12.535677479" calcext:value-type="float">
            <text:p>12.535677479</text:p>
          </table:table-cell>
          <table:table-cell office:value-type="float" office:value="330.574168488196" calcext:value-type="float">
            <text:p>330.5741684882</text:p>
          </table:table-cell>
        </table:table-row>
        <table:table-row table:style-name="ro1">
          <table:table-cell office:value-type="float" office:value="19.695983833" calcext:value-type="float">
            <text:p>19.695983833</text:p>
          </table:table-cell>
          <table:table-cell office:value-type="float" office:value="8.37952973429438" calcext:value-type="float">
            <text:p>8.3795297343</text:p>
          </table:table-cell>
        </table:table-row>
        <table:table-row table:style-name="ro1">
          <table:table-cell office:value-type="float" office:value="19.818248051" calcext:value-type="float">
            <text:p>19.818248051</text:p>
          </table:table-cell>
          <table:table-cell office:value-type="float" office:value="490.740471590805" calcext:value-type="float">
            <text:p>490.7404715908</text:p>
          </table:table-cell>
        </table:table-row>
        <table:table-row table:style-name="ro1">
          <table:table-cell office:value-type="float" office:value="19.903378924" calcext:value-type="float">
            <text:p>19.903378924</text:p>
          </table:table-cell>
          <table:table-cell office:value-type="float" office:value="704.797189146669" calcext:value-type="float">
            <text:p>704.7971891467</text:p>
          </table:table-cell>
        </table:table-row>
        <table:table-row table:style-name="ro1">
          <table:table-cell office:value-type="float" office:value="19.976645038" calcext:value-type="float">
            <text:p>19.976645038</text:p>
          </table:table-cell>
          <table:table-cell office:value-type="float" office:value="818.93247402196" calcext:value-type="float">
            <text:p>818.932474022</text:p>
          </table:table-cell>
        </table:table-row>
        <table:table-row table:style-name="ro1">
          <table:table-cell office:value-type="float" office:value="20.036204351" calcext:value-type="float">
            <text:p>20.036204351</text:p>
          </table:table-cell>
          <table:table-cell office:value-type="float" office:value="1007.39912832786" calcext:value-type="float">
            <text:p>1007.3991283279</text:p>
          </table:table-cell>
        </table:table-row>
        <table:table-row table:style-name="ro1">
          <table:table-cell office:value-type="float" office:value="20.088682581" calcext:value-type="float">
            <text:p>20.088682581</text:p>
          </table:table-cell>
          <table:table-cell office:value-type="float" office:value="1143.33124421296" calcext:value-type="float">
            <text:p>1143.331244213</text:p>
          </table:table-cell>
        </table:table-row>
        <table:table-row table:style-name="ro1">
          <table:table-cell office:value-type="float" office:value="20.132229299" calcext:value-type="float">
            <text:p>20.132229299</text:p>
          </table:table-cell>
          <table:table-cell office:value-type="float" office:value="1377.83058645217" calcext:value-type="float">
            <text:p>1377.8305864522</text:p>
          </table:table-cell>
        </table:table-row>
        <table:table-row table:style-name="ro1">
          <table:table-cell office:value-type="float" office:value="20.174096893" calcext:value-type="float">
            <text:p>20.174096893</text:p>
          </table:table-cell>
          <table:table-cell office:value-type="float" office:value="1433.0892766371" calcext:value-type="float">
            <text:p>1433.0892766371</text:p>
          </table:table-cell>
        </table:table-row>
        <table:table-row table:style-name="ro1">
          <table:table-cell office:value-type="float" office:value="20.212405246" calcext:value-type="float">
            <text:p>20.212405246</text:p>
          </table:table-cell>
          <table:table-cell office:value-type="float" office:value="1566.23804735232" calcext:value-type="float">
            <text:p>1566.2380473523</text:p>
          </table:table-cell>
        </table:table-row>
        <table:table-row table:style-name="ro1">
          <table:table-cell office:value-type="float" office:value="20.251267509" calcext:value-type="float">
            <text:p>20.251267509</text:p>
          </table:table-cell>
          <table:table-cell office:value-type="float" office:value="1543.9142079812" calcext:value-type="float">
            <text:p>1543.9142079812</text:p>
          </table:table-cell>
        </table:table-row>
        <table:table-row table:style-name="ro1">
          <table:table-cell office:value-type="float" office:value="20.289792739" calcext:value-type="float">
            <text:p>20.289792739</text:p>
          </table:table-cell>
          <table:table-cell office:value-type="float" office:value="1557.42094206816" calcext:value-type="float">
            <text:p>1557.4209420682</text:p>
          </table:table-cell>
        </table:table-row>
        <table:table-row table:style-name="ro1">
          <table:table-cell office:value-type="float" office:value="20.326024934" calcext:value-type="float">
            <text:p>20.326024934</text:p>
          </table:table-cell>
          <table:table-cell office:value-type="float" office:value="1655.98578833012" calcext:value-type="float">
            <text:p>1655.9857883301</text:p>
          </table:table-cell>
        </table:table-row>
        <table:table-row table:style-name="ro1">
          <table:table-cell office:value-type="float" office:value="20.359774979" calcext:value-type="float">
            <text:p>20.359774979</text:p>
          </table:table-cell>
          <table:table-cell office:value-type="float" office:value="1777.7754074103" calcext:value-type="float">
            <text:p>1777.7754074103</text:p>
          </table:table-cell>
        </table:table-row>
        <table:table-row table:style-name="ro1">
          <table:table-cell office:value-type="float" office:value="20.39392086" calcext:value-type="float">
            <text:p>20.39392086</text:p>
          </table:table-cell>
          <table:table-cell office:value-type="float" office:value="1757.16655253415" calcext:value-type="float">
            <text:p>1757.1665525342</text:p>
          </table:table-cell>
        </table:table-row>
        <table:table-row table:style-name="ro1">
          <table:table-cell office:value-type="float" office:value="20.42866388" calcext:value-type="float">
            <text:p>20.42866388</text:p>
          </table:table-cell>
          <table:table-cell office:value-type="float" office:value="1726.9655890593" calcext:value-type="float">
            <text:p>1726.9655890593</text:p>
          </table:table-cell>
        </table:table-row>
        <table:table-row table:style-name="ro1">
          <table:table-cell office:value-type="float" office:value="20.463087471" calcext:value-type="float">
            <text:p>20.463087471</text:p>
          </table:table-cell>
          <table:table-cell office:value-type="float" office:value="1742.99072981668" calcext:value-type="float">
            <text:p>1742.9907298167</text:p>
          </table:table-cell>
        </table:table-row>
        <table:table-row table:style-name="ro1">
          <table:table-cell office:value-type="float" office:value="20.496633712" calcext:value-type="float">
            <text:p>20.496633712</text:p>
          </table:table-cell>
          <table:table-cell office:value-type="float" office:value="1788.57595400909" calcext:value-type="float">
            <text:p>1788.5759540091</text:p>
          </table:table-cell>
        </table:table-row>
        <table:table-row table:style-name="ro1">
          <table:table-cell office:value-type="float" office:value="20.53004636" calcext:value-type="float">
            <text:p>20.53004636</text:p>
          </table:table-cell>
          <table:table-cell office:value-type="float" office:value="1795.72717493076" calcext:value-type="float">
            <text:p>1795.7271749308</text:p>
          </table:table-cell>
        </table:table-row>
        <table:table-row table:style-name="ro1">
          <table:table-cell office:value-type="float" office:value="20.562959733" calcext:value-type="float">
            <text:p>20.562959733</text:p>
          </table:table-cell>
          <table:table-cell office:value-type="float" office:value="1822.96721761093" calcext:value-type="float">
            <text:p>1822.9672176109</text:p>
          </table:table-cell>
        </table:table-row>
        <table:table-row table:style-name="ro1">
          <table:table-cell office:value-type="float" office:value="20.595379197" calcext:value-type="float">
            <text:p>20.595379197</text:p>
          </table:table-cell>
          <table:table-cell office:value-type="float" office:value="1850.74003691115" calcext:value-type="float">
            <text:p>1850.7400369112</text:p>
          </table:table-cell>
        </table:table-row>
        <table:table-row table:style-name="ro1">
          <table:table-cell office:value-type="float" office:value="20.626901885" calcext:value-type="float">
            <text:p>20.626901885</text:p>
          </table:table-cell>
          <table:table-cell office:value-type="float" office:value="1903.3909798558" calcext:value-type="float">
            <text:p>1903.3909798558</text:p>
          </table:table-cell>
        </table:table-row>
        <table:table-row table:style-name="ro1">
          <table:table-cell office:value-type="float" office:value="20.658382437" calcext:value-type="float">
            <text:p>20.658382437</text:p>
          </table:table-cell>
          <table:table-cell office:value-type="float" office:value="1905.93862521821" calcext:value-type="float">
            <text:p>1905.9386252182</text:p>
          </table:table-cell>
        </table:table-row>
        <table:table-row table:style-name="ro1">
          <table:table-cell office:value-type="float" office:value="20.689291216" calcext:value-type="float">
            <text:p>20.689291216</text:p>
          </table:table-cell>
          <table:table-cell office:value-type="float" office:value="1941.19605954019" calcext:value-type="float">
            <text:p>1941.1960595402</text:p>
          </table:table-cell>
        </table:table-row>
        <table:table-row table:style-name="ro1">
          <table:table-cell office:value-type="float" office:value="20.719783845" calcext:value-type="float">
            <text:p>20.719783845</text:p>
          </table:table-cell>
          <table:table-cell office:value-type="float" office:value="1967.68865026403" calcext:value-type="float">
            <text:p>1967.688650264</text:p>
          </table:table-cell>
        </table:table-row>
        <table:table-row table:style-name="ro1">
          <table:table-cell office:value-type="float" office:value="20.749827879" calcext:value-type="float">
            <text:p>20.749827879</text:p>
          </table:table-cell>
          <table:table-cell office:value-type="float" office:value="1997.06870255842" calcext:value-type="float">
            <text:p>1997.0687025584</text:p>
          </table:table-cell>
        </table:table-row>
        <table:table-row table:style-name="ro1">
          <table:table-cell office:value-type="float" office:value="20.780049986" calcext:value-type="float">
            <text:p>20.780049986</text:p>
          </table:table-cell>
          <table:table-cell office:value-type="float" office:value="1985.30168660973" calcext:value-type="float">
            <text:p>1985.3016866097</text:p>
          </table:table-cell>
        </table:table-row>
        <table:table-row table:style-name="ro1">
          <table:table-cell office:value-type="float" office:value="20.810254489" calcext:value-type="float">
            <text:p>20.810254489</text:p>
          </table:table-cell>
          <table:table-cell office:value-type="float" office:value="1986.45877404437" calcext:value-type="float">
            <text:p>1986.4587740444</text:p>
          </table:table-cell>
        </table:table-row>
        <table:table-row table:style-name="ro1">
          <table:table-cell office:value-type="float" office:value="20.840273106" calcext:value-type="float">
            <text:p>20.840273106</text:p>
          </table:table-cell>
          <table:table-cell office:value-type="float" office:value="1998.75963639476" calcext:value-type="float">
            <text:p>1998.7596363948</text:p>
          </table:table-cell>
        </table:table-row>
        <table:table-row table:style-name="ro1">
          <table:table-cell office:value-type="float" office:value="20.870161409" calcext:value-type="float">
            <text:p>20.870161409</text:p>
          </table:table-cell>
          <table:table-cell office:value-type="float" office:value="2007.47429521175" calcext:value-type="float">
            <text:p>2007.4742952118</text:p>
          </table:table-cell>
        </table:table-row>
        <table:table-row table:style-name="ro1">
          <table:table-cell office:value-type="float" office:value="20.90021638" calcext:value-type="float">
            <text:p>20.90021638</text:p>
          </table:table-cell>
          <table:table-cell office:value-type="float" office:value="1996.34196951989" calcext:value-type="float">
            <text:p>1996.3419695199</text:p>
          </table:table-cell>
        </table:table-row>
        <table:table-row table:style-name="ro1">
          <table:table-cell office:value-type="float" office:value="20.930343591" calcext:value-type="float">
            <text:p>20.930343591</text:p>
          </table:table-cell>
          <table:table-cell office:value-type="float" office:value="1991.55507623989" calcext:value-type="float">
            <text:p>1991.5550762399</text:p>
          </table:table-cell>
        </table:table-row>
        <table:table-row table:style-name="ro1">
          <table:table-cell office:value-type="float" office:value="20.960406635" calcext:value-type="float">
            <text:p>20.960406635</text:p>
          </table:table-cell>
          <table:table-cell office:value-type="float" office:value="1995.80588046892" calcext:value-type="float">
            <text:p>1995.8058804689</text:p>
          </table:table-cell>
        </table:table-row>
        <table:table-row table:style-name="ro1">
          <table:table-cell office:value-type="float" office:value="20.990495408" calcext:value-type="float">
            <text:p>20.990495408</text:p>
          </table:table-cell>
          <table:table-cell office:value-type="float" office:value="1994.09926087695" calcext:value-type="float">
            <text:p>1994.099260877</text:p>
          </table:table-cell>
        </table:table-row>
        <table:table-row table:style-name="ro1">
          <table:table-cell office:value-type="float" office:value="21.020711109" calcext:value-type="float">
            <text:p>21.020711109</text:p>
          </table:table-cell>
          <table:table-cell office:value-type="float" office:value="1985.72258839893" calcext:value-type="float">
            <text:p>1985.7225883989</text:p>
          </table:table-cell>
        </table:table-row>
        <table:table-row table:style-name="ro1">
          <table:table-cell office:value-type="float" office:value="21.051039519" calcext:value-type="float">
            <text:p>21.051039519</text:p>
          </table:table-cell>
          <table:table-cell office:value-type="float" office:value="1978.34307832143" calcext:value-type="float">
            <text:p>1978.3430783214</text:p>
          </table:table-cell>
        </table:table-row>
        <table:table-row table:style-name="ro1">
          <table:table-cell office:value-type="float" office:value="21.081341158" calcext:value-type="float">
            <text:p>21.081341158</text:p>
          </table:table-cell>
          <table:table-cell office:value-type="float" office:value="1980.09091191397" calcext:value-type="float">
            <text:p>1980.090911914</text:p>
          </table:table-cell>
        </table:table-row>
        <table:table-row table:style-name="ro1">
          <table:table-cell office:value-type="float" office:value="21.111732277" calcext:value-type="float">
            <text:p>21.111732277</text:p>
          </table:table-cell>
          <table:table-cell office:value-type="float" office:value="1974.26096748897" calcext:value-type="float">
            <text:p>1974.260967489</text:p>
          </table:table-cell>
        </table:table-row>
        <table:table-row table:style-name="ro1">
          <table:table-cell office:value-type="float" office:value="21.142093083" calcext:value-type="float">
            <text:p>21.142093083</text:p>
          </table:table-cell>
          <table:table-cell office:value-type="float" office:value="1976.23211979258" calcext:value-type="float">
            <text:p>1976.2321197926</text:p>
          </table:table-cell>
        </table:table-row>
        <table:table-row table:style-name="ro1">
          <table:table-cell office:value-type="float" office:value="21.172346961" calcext:value-type="float">
            <text:p>21.172346961</text:p>
          </table:table-cell>
          <table:table-cell office:value-type="float" office:value="1983.21682926094" calcext:value-type="float">
            <text:p>1983.2168292609</text:p>
          </table:table-cell>
        </table:table-row>
        <table:table-row table:style-name="ro1">
          <table:table-cell office:value-type="float" office:value="21.202923081" calcext:value-type="float">
            <text:p>21.202923081</text:p>
          </table:table-cell>
          <table:table-cell office:value-type="float" office:value="1962.31568949891" calcext:value-type="float">
            <text:p>1962.3156894989</text:p>
          </table:table-cell>
        </table:table-row>
        <table:table-row table:style-name="ro1">
          <table:table-cell office:value-type="float" office:value="21.233609723" calcext:value-type="float">
            <text:p>21.233609723</text:p>
          </table:table-cell>
          <table:table-cell office:value-type="float" office:value="1955.24814999268" calcext:value-type="float">
            <text:p>1955.2481499927</text:p>
          </table:table-cell>
        </table:table-row>
        <table:table-row table:style-name="ro1">
          <table:table-cell office:value-type="float" office:value="21.264287354" calcext:value-type="float">
            <text:p>21.264287354</text:p>
          </table:table-cell>
          <table:table-cell office:value-type="float" office:value="1955.82246882126" calcext:value-type="float">
            <text:p>1955.8224688213</text:p>
          </table:table-cell>
        </table:table-row>
        <table:table-row table:style-name="ro1">
          <table:table-cell office:value-type="float" office:value="21.295006339" calcext:value-type="float">
            <text:p>21.295006339</text:p>
          </table:table-cell>
          <table:table-cell office:value-type="float" office:value="1953.1895340943" calcext:value-type="float">
            <text:p>1953.1895340943</text:p>
          </table:table-cell>
        </table:table-row>
        <table:table-row table:style-name="ro1">
          <table:table-cell office:value-type="float" office:value="21.325853606" calcext:value-type="float">
            <text:p>21.325853606</text:p>
          </table:table-cell>
          <table:table-cell office:value-type="float" office:value="1945.06696492764" calcext:value-type="float">
            <text:p>1945.0669649277</text:p>
          </table:table-cell>
        </table:table-row>
        <table:table-row table:style-name="ro1">
          <table:table-cell office:value-type="float" office:value="21.356522331" calcext:value-type="float">
            <text:p>21.356522331</text:p>
          </table:table-cell>
          <table:table-cell office:value-type="float" office:value="1956.39042705524" calcext:value-type="float">
            <text:p>1956.3904270552</text:p>
          </table:table-cell>
        </table:table-row>
        <table:table-row table:style-name="ro1">
          <table:table-cell office:value-type="float" office:value="21.387445901" calcext:value-type="float">
            <text:p>21.387445901</text:p>
          </table:table-cell>
          <table:table-cell office:value-type="float" office:value="1940.26756936545" calcext:value-type="float">
            <text:p>1940.2675693655</text:p>
          </table:table-cell>
        </table:table-row>
        <table:table-row table:style-name="ro1">
          <table:table-cell office:value-type="float" office:value="21.418416398" calcext:value-type="float">
            <text:p>21.418416398</text:p>
          </table:table-cell>
          <table:table-cell office:value-type="float" office:value="1937.32764443538" calcext:value-type="float">
            <text:p>1937.3276444354</text:p>
          </table:table-cell>
        </table:table-row>
        <table:table-row table:style-name="ro1">
          <table:table-cell office:value-type="float" office:value="21.449508354" calcext:value-type="float">
            <text:p>21.449508354</text:p>
          </table:table-cell>
          <table:table-cell office:value-type="float" office:value="1929.75958154595" calcext:value-type="float">
            <text:p>1929.759581546</text:p>
          </table:table-cell>
        </table:table-row>
        <table:table-row table:style-name="ro1">
          <table:table-cell office:value-type="float" office:value="21.480672967" calcext:value-type="float">
            <text:p>21.480672967</text:p>
          </table:table-cell>
          <table:table-cell office:value-type="float" office:value="1925.26055112564" calcext:value-type="float">
            <text:p>1925.2605511256</text:p>
          </table:table-cell>
        </table:table-row>
        <table:table-row table:style-name="ro1">
          <table:table-cell office:value-type="float" office:value="21.511995706" calcext:value-type="float">
            <text:p>21.511995706</text:p>
          </table:table-cell>
          <table:table-cell office:value-type="float" office:value="1915.54129413756" calcext:value-type="float">
            <text:p>1915.5412941376</text:p>
          </table:table-cell>
        </table:table-row>
        <table:table-row table:style-name="ro1">
          <table:table-cell office:value-type="float" office:value="21.543285841" calcext:value-type="float">
            <text:p>21.543285841</text:p>
          </table:table-cell>
          <table:table-cell office:value-type="float" office:value="1917.53726853534" calcext:value-type="float">
            <text:p>1917.5372685353</text:p>
          </table:table-cell>
        </table:table-row>
        <table:table-row table:style-name="ro1">
          <table:table-cell office:value-type="float" office:value="21.574656809" calcext:value-type="float">
            <text:p>21.574656809</text:p>
          </table:table-cell>
          <table:table-cell office:value-type="float" office:value="1912.596385295" calcext:value-type="float">
            <text:p>1912.596385295</text:p>
          </table:table-cell>
        </table:table-row>
        <table:table-row table:style-name="ro1">
          <table:table-cell office:value-type="float" office:value="21.606175591" calcext:value-type="float">
            <text:p>21.606175591</text:p>
          </table:table-cell>
          <table:table-cell office:value-type="float" office:value="1903.62685969279" calcext:value-type="float">
            <text:p>1903.6268596928</text:p>
          </table:table-cell>
        </table:table-row>
        <table:table-row table:style-name="ro1">
          <table:table-cell office:value-type="float" office:value="21.637590153" calcext:value-type="float">
            <text:p>21.637590153</text:p>
          </table:table-cell>
          <table:table-cell office:value-type="float" office:value="1909.94227454122" calcext:value-type="float">
            <text:p>1909.9422745412</text:p>
          </table:table-cell>
        </table:table-row>
        <table:table-row table:style-name="ro1">
          <table:table-cell office:value-type="float" office:value="21.669119977" calcext:value-type="float">
            <text:p>21.669119977</text:p>
          </table:table-cell>
          <table:table-cell office:value-type="float" office:value="1902.96019413262" calcext:value-type="float">
            <text:p>1902.9601941326</text:p>
          </table:table-cell>
        </table:table-row>
        <table:table-row table:style-name="ro1">
          <table:table-cell office:value-type="float" office:value="21.700778811" calcext:value-type="float">
            <text:p>21.700778811</text:p>
          </table:table-cell>
          <table:table-cell office:value-type="float" office:value="1895.20561622674" calcext:value-type="float">
            <text:p>1895.2056162267</text:p>
          </table:table-cell>
        </table:table-row>
        <table:table-row table:style-name="ro1">
          <table:table-cell office:value-type="float" office:value="21.732574938" calcext:value-type="float">
            <text:p>21.732574938</text:p>
          </table:table-cell>
          <table:table-cell office:value-type="float" office:value="1887.02227790197" calcext:value-type="float">
            <text:p>1887.022277902</text:p>
          </table:table-cell>
        </table:table-row>
        <table:table-row table:style-name="ro1">
          <table:table-cell office:value-type="float" office:value="21.764412159" calcext:value-type="float">
            <text:p>21.764412159</text:p>
          </table:table-cell>
          <table:table-cell office:value-type="float" office:value="1884.58659755532" calcext:value-type="float">
            <text:p>1884.5865975553</text:p>
          </table:table-cell>
        </table:table-row>
        <table:table-row table:style-name="ro1">
          <table:table-cell office:value-type="float" office:value="21.796351412" calcext:value-type="float">
            <text:p>21.796351412</text:p>
          </table:table-cell>
          <table:table-cell office:value-type="float" office:value="1878.56616433677" calcext:value-type="float">
            <text:p>1878.5661643368</text:p>
          </table:table-cell>
        </table:table-row>
        <table:table-row table:style-name="ro1">
          <table:table-cell office:value-type="float" office:value="21.828228738" calcext:value-type="float">
            <text:p>21.828228738</text:p>
          </table:table-cell>
          <table:table-cell office:value-type="float" office:value="1882.21559110698" calcext:value-type="float">
            <text:p>1882.215591107</text:p>
          </table:table-cell>
        </table:table-row>
        <table:table-row table:style-name="ro1">
          <table:table-cell office:value-type="float" office:value="21.860270752" calcext:value-type="float">
            <text:p>21.860270752</text:p>
          </table:table-cell>
          <table:table-cell office:value-type="float" office:value="1872.54147008373" calcext:value-type="float">
            <text:p>1872.5414700837</text:p>
          </table:table-cell>
        </table:table-row>
        <table:table-row table:style-name="ro1">
          <table:table-cell office:value-type="float" office:value="21.892492403" calcext:value-type="float">
            <text:p>21.892492403</text:p>
          </table:table-cell>
          <table:table-cell office:value-type="float" office:value="1862.10197609053" calcext:value-type="float">
            <text:p>1862.1019760905</text:p>
          </table:table-cell>
        </table:table-row>
        <table:table-row table:style-name="ro1">
          <table:table-cell office:value-type="float" office:value="21.925039576" calcext:value-type="float">
            <text:p>21.925039576</text:p>
          </table:table-cell>
          <table:table-cell office:value-type="float" office:value="1843.47808026229" calcext:value-type="float">
            <text:p>1843.4780802623</text:p>
          </table:table-cell>
        </table:table-row>
        <table:table-row table:style-name="ro1">
          <table:table-cell office:value-type="float" office:value="21.957405967" calcext:value-type="float">
            <text:p>21.957405967</text:p>
          </table:table-cell>
          <table:table-cell office:value-type="float" office:value="1853.77479991493" calcext:value-type="float">
            <text:p>1853.7747999149</text:p>
          </table:table-cell>
        </table:table-row>
        <table:table-row table:style-name="ro1">
          <table:table-cell office:value-type="float" office:value="21.989976734" calcext:value-type="float">
            <text:p>21.989976734</text:p>
          </table:table-cell>
          <table:table-cell office:value-type="float" office:value="1842.14267966142" calcext:value-type="float">
            <text:p>1842.1426796614</text:p>
          </table:table-cell>
        </table:table-row>
        <table:table-row table:style-name="ro1">
          <table:table-cell office:value-type="float" office:value="22.022649846" calcext:value-type="float">
            <text:p>22.022649846</text:p>
          </table:table-cell>
          <table:table-cell office:value-type="float" office:value="1836.3723663663" calcext:value-type="float">
            <text:p>1836.3723663663</text:p>
          </table:table-cell>
        </table:table-row>
        <table:table-row table:style-name="ro1">
          <table:table-cell office:value-type="float" office:value="22.055360874" calcext:value-type="float">
            <text:p>22.055360874</text:p>
          </table:table-cell>
          <table:table-cell office:value-type="float" office:value="1834.24379080995" calcext:value-type="float">
            <text:p>1834.24379081</text:p>
          </table:table-cell>
        </table:table-row>
        <table:table-row table:style-name="ro1">
          <table:table-cell office:value-type="float" office:value="22.088184247" calcext:value-type="float">
            <text:p>22.088184247</text:p>
          </table:table-cell>
          <table:table-cell office:value-type="float" office:value="1827.96569992938" calcext:value-type="float">
            <text:p>1827.9656999294</text:p>
          </table:table-cell>
        </table:table-row>
        <table:table-row table:style-name="ro1">
          <table:table-cell office:value-type="float" office:value="22.121084964" calcext:value-type="float">
            <text:p>22.121084964</text:p>
          </table:table-cell>
          <table:table-cell office:value-type="float" office:value="1823.66846290936" calcext:value-type="float">
            <text:p>1823.6684629094</text:p>
          </table:table-cell>
        </table:table-row>
        <table:table-row table:style-name="ro1">
          <table:table-cell office:value-type="float" office:value="22.154170213" calcext:value-type="float">
            <text:p>22.154170213</text:p>
          </table:table-cell>
          <table:table-cell office:value-type="float" office:value="1813.49700587096" calcext:value-type="float">
            <text:p>1813.497005871</text:p>
          </table:table-cell>
        </table:table-row>
        <table:table-row table:style-name="ro1">
          <table:table-cell office:value-type="float" office:value="22.187267025" calcext:value-type="float">
            <text:p>22.187267025</text:p>
          </table:table-cell>
          <table:table-cell office:value-type="float" office:value="1812.86342624197" calcext:value-type="float">
            <text:p>1812.863426242</text:p>
          </table:table-cell>
        </table:table-row>
        <table:table-row table:style-name="ro1">
          <table:table-cell office:value-type="float" office:value="22.220386754" calcext:value-type="float">
            <text:p>22.220386754</text:p>
          </table:table-cell>
          <table:table-cell office:value-type="float" office:value="1811.60902614878" calcext:value-type="float">
            <text:p>1811.6090261488</text:p>
          </table:table-cell>
        </table:table-row>
        <table:table-row table:style-name="ro1">
          <table:table-cell office:value-type="float" office:value="22.253697474" calcext:value-type="float">
            <text:p>22.253697474</text:p>
          </table:table-cell>
          <table:table-cell office:value-type="float" office:value="1801.22194897002" calcext:value-type="float">
            <text:p>1801.22194897</text:p>
          </table:table-cell>
        </table:table-row>
        <table:table-row table:style-name="ro1">
          <table:table-cell office:value-type="float" office:value="22.286982776" calcext:value-type="float">
            <text:p>22.286982776</text:p>
          </table:table-cell>
          <table:table-cell office:value-type="float" office:value="1802.59743474785" calcext:value-type="float">
            <text:p>1802.5974347479</text:p>
          </table:table-cell>
        </table:table-row>
        <table:table-row table:style-name="ro1">
          <table:table-cell office:value-type="float" office:value="22.320527299" calcext:value-type="float">
            <text:p>22.320527299</text:p>
          </table:table-cell>
          <table:table-cell office:value-type="float" office:value="1788.66755684658" calcext:value-type="float">
            <text:p>1788.6675568466</text:p>
          </table:table-cell>
        </table:table-row>
        <table:table-row table:style-name="ro1">
          <table:table-cell office:value-type="float" office:value="22.353978488" calcext:value-type="float">
            <text:p>22.353978488</text:p>
          </table:table-cell>
          <table:table-cell office:value-type="float" office:value="1793.65821645397" calcext:value-type="float">
            <text:p>1793.658216454</text:p>
          </table:table-cell>
        </table:table-row>
        <table:table-row table:style-name="ro1">
          <table:table-cell office:value-type="float" office:value="22.387420615" calcext:value-type="float">
            <text:p>22.387420615</text:p>
          </table:table-cell>
          <table:table-cell office:value-type="float" office:value="1794.14425404218" calcext:value-type="float">
            <text:p>1794.1442540422</text:p>
          </table:table-cell>
        </table:table-row>
        <table:table-row table:style-name="ro1">
          <table:table-cell office:value-type="float" office:value="22.421096076" calcext:value-type="float">
            <text:p>22.421096076</text:p>
          </table:table-cell>
          <table:table-cell office:value-type="float" office:value="1781.71280268435" calcext:value-type="float">
            <text:p>1781.7128026844</text:p>
          </table:table-cell>
        </table:table-row>
        <table:table-row table:style-name="ro1">
          <table:table-cell office:value-type="float" office:value="22.454715704" calcext:value-type="float">
            <text:p>22.454715704</text:p>
          </table:table-cell>
          <table:table-cell office:value-type="float" office:value="1784.67173997302" calcext:value-type="float">
            <text:p>1784.671739973</text:p>
          </table:table-cell>
        </table:table-row>
        <table:table-row table:style-name="ro1">
          <table:table-cell office:value-type="float" office:value="22.488372103" calcext:value-type="float">
            <text:p>22.488372103</text:p>
          </table:table-cell>
          <table:table-cell office:value-type="float" office:value="1782.72191270365" calcext:value-type="float">
            <text:p>1782.7219127037</text:p>
          </table:table-cell>
        </table:table-row>
        <table:table-row table:style-name="ro1">
          <table:table-cell office:value-type="float" office:value="22.521896886" calcext:value-type="float">
            <text:p>22.521896886</text:p>
          </table:table-cell>
          <table:table-cell office:value-type="float" office:value="1789.7207567307" calcext:value-type="float">
            <text:p>1789.7207567307</text:p>
          </table:table-cell>
        </table:table-row>
        <table:table-row table:style-name="ro1">
          <table:table-cell office:value-type="float" office:value="22.555660681" calcext:value-type="float">
            <text:p>22.555660681</text:p>
          </table:table-cell>
          <table:table-cell office:value-type="float" office:value="1777.05142446228" calcext:value-type="float">
            <text:p>1777.0514244623</text:p>
          </table:table-cell>
        </table:table-row>
        <table:table-row table:style-name="ro1">
          <table:table-cell office:value-type="float" office:value="22.589223069" calcext:value-type="float">
            <text:p>22.589223069</text:p>
          </table:table-cell>
          <table:table-cell office:value-type="float" office:value="1787.71546291641" calcext:value-type="float">
            <text:p>1787.7154629164</text:p>
          </table:table-cell>
        </table:table-row>
        <table:table-row table:style-name="ro1">
          <table:table-cell office:value-type="float" office:value="22.622914676" calcext:value-type="float">
            <text:p>22.622914676</text:p>
          </table:table-cell>
          <table:table-cell office:value-type="float" office:value="1780.85895398214" calcext:value-type="float">
            <text:p>1780.8589539821</text:p>
          </table:table-cell>
        </table:table-row>
        <table:table-row table:style-name="ro1">
          <table:table-cell office:value-type="float" office:value="22.656636127" calcext:value-type="float">
            <text:p>22.656636127</text:p>
          </table:table-cell>
          <table:table-cell office:value-type="float" office:value="1779.28286656477" calcext:value-type="float">
            <text:p>1779.2828665648</text:p>
          </table:table-cell>
        </table:table-row>
        <table:table-row table:style-name="ro1">
          <table:table-cell office:value-type="float" office:value="22.690330443" calcext:value-type="float">
            <text:p>22.690330443</text:p>
          </table:table-cell>
          <table:table-cell office:value-type="float" office:value="1780.71577413819" calcext:value-type="float">
            <text:p>1780.7157741382</text:p>
          </table:table-cell>
        </table:table-row>
        <table:table-row table:style-name="ro1">
          <table:table-cell office:value-type="float" office:value="22.724261895" calcext:value-type="float">
            <text:p>22.724261895</text:p>
          </table:table-cell>
          <table:table-cell office:value-type="float" office:value="1768.27092456888" calcext:value-type="float">
            <text:p>1768.2709245689</text:p>
          </table:table-cell>
        </table:table-row>
        <table:table-row table:style-name="ro1">
          <table:table-cell office:value-type="float" office:value="22.758098816" calcext:value-type="float">
            <text:p>22.758098816</text:p>
          </table:table-cell>
          <table:table-cell office:value-type="float" office:value="1773.2109845336" calcext:value-type="float">
            <text:p>1773.2109845336</text:p>
          </table:table-cell>
        </table:table-row>
        <table:table-row table:style-name="ro1">
          <table:table-cell office:value-type="float" office:value="22.79188959" calcext:value-type="float">
            <text:p>22.79188959</text:p>
          </table:table-cell>
          <table:table-cell office:value-type="float" office:value="1775.63260314802" calcext:value-type="float">
            <text:p>1775.632603148</text:p>
          </table:table-cell>
        </table:table-row>
        <table:table-row table:style-name="ro1">
          <table:table-cell office:value-type="float" office:value="22.825716511" calcext:value-type="float">
            <text:p>22.825716511</text:p>
          </table:table-cell>
          <table:table-cell office:value-type="float" office:value="1773.73518565291" calcext:value-type="float">
            <text:p>1773.7351856529</text:p>
          </table:table-cell>
        </table:table-row>
        <table:table-row table:style-name="ro1">
          <table:table-cell office:value-type="float" office:value="22.859633796" calcext:value-type="float">
            <text:p>22.859633796</text:p>
          </table:table-cell>
          <table:table-cell office:value-type="float" office:value="1769.00951830307" calcext:value-type="float">
            <text:p>1769.0095183031</text:p>
          </table:table-cell>
        </table:table-row>
        <table:table-row table:style-name="ro1">
          <table:table-cell office:value-type="float" office:value="22.893348841" calcext:value-type="float">
            <text:p>22.893348841</text:p>
          </table:table-cell>
          <table:table-cell office:value-type="float" office:value="1779.62093777417" calcext:value-type="float">
            <text:p>1779.6209377742</text:p>
          </table:table-cell>
        </table:table-row>
        <table:table-row table:style-name="ro1">
          <table:table-cell office:value-type="float" office:value="22.927185501" calcext:value-type="float">
            <text:p>22.927185501</text:p>
          </table:table-cell>
          <table:table-cell office:value-type="float" office:value="1773.2246622451" calcext:value-type="float">
            <text:p>1773.2246622451</text:p>
          </table:table-cell>
        </table:table-row>
        <table:table-row table:style-name="ro1">
          <table:table-cell office:value-type="float" office:value="22.960969401" calcext:value-type="float">
            <text:p>22.960969401</text:p>
          </table:table-cell>
          <table:table-cell office:value-type="float" office:value="1775.99389058085" calcext:value-type="float">
            <text:p>1775.9938905809</text:p>
          </table:table-cell>
        </table:table-row>
        <table:table-row table:style-name="ro1">
          <table:table-cell office:value-type="float" office:value="22.994793352" calcext:value-type="float">
            <text:p>22.994793352</text:p>
          </table:table-cell>
          <table:table-cell office:value-type="float" office:value="1773.89093308492" calcext:value-type="float">
            <text:p>1773.8909330849</text:p>
          </table:table-cell>
        </table:table-row>
        <table:table-row table:style-name="ro1">
          <table:table-cell office:value-type="float" office:value="23.028586002" calcext:value-type="float">
            <text:p>23.028586002</text:p>
          </table:table-cell>
          <table:table-cell office:value-type="float" office:value="1775.53402884935" calcext:value-type="float">
            <text:p>1775.5340288494</text:p>
          </table:table-cell>
        </table:table-row>
        <table:table-row table:style-name="ro1">
          <table:table-cell office:value-type="float" office:value="23.062430891" calcext:value-type="float">
            <text:p>23.062430891</text:p>
          </table:table-cell>
          <table:table-cell office:value-type="float" office:value="1772.79352282699" calcext:value-type="float">
            <text:p>1772.793522827</text:p>
          </table:table-cell>
        </table:table-row>
        <table:table-row table:style-name="ro1">
          <table:table-cell office:value-type="float" office:value="23.096349375" calcext:value-type="float">
            <text:p>23.096349375</text:p>
          </table:table-cell>
          <table:table-cell office:value-type="float" office:value="1768.94698477694" calcext:value-type="float">
            <text:p>1768.9469847769</text:p>
          </table:table-cell>
        </table:table-row>
        <table:table-row table:style-name="ro1">
          <table:table-cell office:value-type="float" office:value="23.130268587" calcext:value-type="float">
            <text:p>23.130268587</text:p>
          </table:table-cell>
          <table:table-cell office:value-type="float" office:value="1768.9090182873" calcext:value-type="float">
            <text:p>1768.9090182873</text:p>
          </table:table-cell>
        </table:table-row>
        <table:table-row table:style-name="ro1">
          <table:table-cell office:value-type="float" office:value="23.164249623" calcext:value-type="float">
            <text:p>23.164249623</text:p>
          </table:table-cell>
          <table:table-cell office:value-type="float" office:value="1765.69072231935" calcext:value-type="float">
            <text:p>1765.6907223194</text:p>
          </table:table-cell>
        </table:table-row>
        <table:table-row table:style-name="ro1">
          <table:table-cell office:value-type="float" office:value="23.198550401" calcext:value-type="float">
            <text:p>23.198550401</text:p>
          </table:table-cell>
          <table:table-cell office:value-type="float" office:value="1749.23146058075" calcext:value-type="float">
            <text:p>1749.2314605808</text:p>
          </table:table-cell>
        </table:table-row>
        <table:table-row table:style-name="ro1">
          <table:table-cell office:value-type="float" office:value="23.232605604" calcext:value-type="float">
            <text:p>23.232605604</text:p>
          </table:table-cell>
          <table:table-cell office:value-type="float" office:value="1761.84531920124" calcext:value-type="float">
            <text:p>1761.8453192012</text:p>
          </table:table-cell>
        </table:table-row>
        <table:table-row table:style-name="ro1">
          <table:table-cell office:value-type="float" office:value="23.266705339" calcext:value-type="float">
            <text:p>23.266705339</text:p>
          </table:table-cell>
          <table:table-cell office:value-type="float" office:value="1759.54446566823" calcext:value-type="float">
            <text:p>1759.5444656682</text:p>
          </table:table-cell>
        </table:table-row>
        <table:table-row table:style-name="ro1">
          <table:table-cell office:value-type="float" office:value="23.300930699" calcext:value-type="float">
            <text:p>23.300930699</text:p>
          </table:table-cell>
          <table:table-cell office:value-type="float" office:value="1753.08601574969" calcext:value-type="float">
            <text:p>1753.0860157497</text:p>
          </table:table-cell>
        </table:table-row>
        <table:table-row table:style-name="ro1">
          <table:table-cell office:value-type="float" office:value="23.335253977" calcext:value-type="float">
            <text:p>23.335253977</text:p>
          </table:table-cell>
          <table:table-cell office:value-type="float" office:value="1748.08478374344" calcext:value-type="float">
            <text:p>1748.0847837435</text:p>
          </table:table-cell>
        </table:table-row>
        <table:table-row table:style-name="ro1">
          <table:table-cell office:value-type="float" office:value="23.369656109" calcext:value-type="float">
            <text:p>23.369656109</text:p>
          </table:table-cell>
          <table:table-cell office:value-type="float" office:value="1744.07795423858" calcext:value-type="float">
            <text:p>1744.0779542386</text:p>
          </table:table-cell>
        </table:table-row>
        <table:table-row table:style-name="ro1">
          <table:table-cell office:value-type="float" office:value="23.404179075" calcext:value-type="float">
            <text:p>23.404179075</text:p>
          </table:table-cell>
          <table:table-cell office:value-type="float" office:value="1737.97349856918" calcext:value-type="float">
            <text:p>1737.9734985692</text:p>
          </table:table-cell>
        </table:table-row>
        <table:table-row table:style-name="ro1">
          <table:table-cell office:value-type="float" office:value="23.438751052" calcext:value-type="float">
            <text:p>23.438751052</text:p>
          </table:table-cell>
          <table:table-cell office:value-type="float" office:value="1735.50965858822" calcext:value-type="float">
            <text:p>1735.5096585882</text:p>
          </table:table-cell>
        </table:table-row>
        <table:table-row table:style-name="ro1">
          <table:table-cell office:value-type="float" office:value="23.473267508" calcext:value-type="float">
            <text:p>23.473267508</text:p>
          </table:table-cell>
          <table:table-cell office:value-type="float" office:value="1738.30129026" calcext:value-type="float">
            <text:p>1738.30129026</text:p>
          </table:table-cell>
        </table:table-row>
        <table:table-row table:style-name="ro1">
          <table:table-cell office:value-type="float" office:value="23.50800657" calcext:value-type="float">
            <text:p>23.50800657</text:p>
          </table:table-cell>
          <table:table-cell office:value-type="float" office:value="1727.16235113085" calcext:value-type="float">
            <text:p>1727.1623511309</text:p>
          </table:table-cell>
        </table:table-row>
        <table:table-row table:style-name="ro1">
          <table:table-cell office:value-type="float" office:value="23.542866465" calcext:value-type="float">
            <text:p>23.542866465</text:p>
          </table:table-cell>
          <table:table-cell office:value-type="float" office:value="1721.17558013315" calcext:value-type="float">
            <text:p>1721.1755801332</text:p>
          </table:table-cell>
        </table:table-row>
        <table:table-row table:style-name="ro1">
          <table:table-cell office:value-type="float" office:value="23.577540057" calcext:value-type="float">
            <text:p>23.577540057</text:p>
          </table:table-cell>
          <table:table-cell office:value-type="float" office:value="1730.42354538845" calcext:value-type="float">
            <text:p>1730.4235453885</text:p>
          </table:table-cell>
        </table:table-row>
        <table:table-row table:style-name="ro1">
          <table:table-cell office:value-type="float" office:value="23.612233285" calcext:value-type="float">
            <text:p>23.612233285</text:p>
          </table:table-cell>
          <table:table-cell office:value-type="float" office:value="1729.4441439698" calcext:value-type="float">
            <text:p>1729.4441439698</text:p>
          </table:table-cell>
        </table:table-row>
        <table:table-row table:style-name="ro1">
          <table:table-cell office:value-type="float" office:value="23.646794012" calcext:value-type="float">
            <text:p>23.646794012</text:p>
          </table:table-cell>
          <table:table-cell office:value-type="float" office:value="1736.07459125469" calcext:value-type="float">
            <text:p>1736.0745912547</text:p>
          </table:table-cell>
        </table:table-row>
        <table:table-row table:style-name="ro1">
          <table:table-cell office:value-type="float" office:value="23.68139375" calcext:value-type="float">
            <text:p>23.68139375</text:p>
          </table:table-cell>
          <table:table-cell office:value-type="float" office:value="1734.11717741923" calcext:value-type="float">
            <text:p>1734.1171774192</text:p>
          </table:table-cell>
        </table:table-row>
        <table:table-row table:style-name="ro1">
          <table:table-cell office:value-type="float" office:value="23.71605729" calcext:value-type="float">
            <text:p>23.71605729</text:p>
          </table:table-cell>
          <table:table-cell office:value-type="float" office:value="1730.92534692087" calcext:value-type="float">
            <text:p>1730.9253469209</text:p>
          </table:table-cell>
        </table:table-row>
        <table:table-row table:style-name="ro1">
          <table:table-cell office:value-type="float" office:value="23.750604683" calcext:value-type="float">
            <text:p>23.750604683</text:p>
          </table:table-cell>
          <table:table-cell office:value-type="float" office:value="1736.74465103613" calcext:value-type="float">
            <text:p>1736.7446510361</text:p>
          </table:table-cell>
        </table:table-row>
        <table:table-row table:style-name="ro1">
          <table:table-cell office:value-type="float" office:value="23.785420985" calcext:value-type="float">
            <text:p>23.785420985</text:p>
          </table:table-cell>
          <table:table-cell office:value-type="float" office:value="1723.33063976775" calcext:value-type="float">
            <text:p>1723.3306397678</text:p>
          </table:table-cell>
        </table:table-row>
        <table:table-row table:style-name="ro1">
          <table:table-cell office:value-type="float" office:value="23.820260776" calcext:value-type="float">
            <text:p>23.820260776</text:p>
          </table:table-cell>
          <table:table-cell office:value-type="float" office:value="1722.16876961158" calcext:value-type="float">
            <text:p>1722.1687696116</text:p>
          </table:table-cell>
        </table:table-row>
        <table:table-row table:style-name="ro1">
          <table:table-cell office:value-type="float" office:value="23.855143276" calcext:value-type="float">
            <text:p>23.855143276</text:p>
          </table:table-cell>
          <table:table-cell office:value-type="float" office:value="1720.06020210698" calcext:value-type="float">
            <text:p>1720.060202107</text:p>
          </table:table-cell>
        </table:table-row>
        <table:table-row table:style-name="ro1">
          <table:table-cell office:value-type="float" office:value="23.889991765" calcext:value-type="float">
            <text:p>23.889991765</text:p>
          </table:table-cell>
          <table:table-cell office:value-type="float" office:value="1721.73892532337" calcext:value-type="float">
            <text:p>1721.7389253234</text:p>
          </table:table-cell>
        </table:table-row>
        <table:table-row table:style-name="ro1">
          <table:table-cell office:value-type="float" office:value="23.924839733" calcext:value-type="float">
            <text:p>23.924839733</text:p>
          </table:table-cell>
          <table:table-cell office:value-type="float" office:value="1721.76466645051" calcext:value-type="float">
            <text:p>1721.7646664505</text:p>
          </table:table-cell>
        </table:table-row>
        <table:table-row table:style-name="ro1">
          <table:table-cell office:value-type="float" office:value="23.959593274" calcext:value-type="float">
            <text:p>23.959593274</text:p>
          </table:table-cell>
          <table:table-cell office:value-type="float" office:value="1726.44278175852" calcext:value-type="float">
            <text:p>1726.4427817585</text:p>
          </table:table-cell>
        </table:table-row>
        <table:table-row table:style-name="ro1">
          <table:table-cell office:value-type="float" office:value="23.994555566" calcext:value-type="float">
            <text:p>23.994555566</text:p>
          </table:table-cell>
          <table:table-cell office:value-type="float" office:value="1716.13462870246" calcext:value-type="float">
            <text:p>1716.1346287025</text:p>
          </table:table-cell>
        </table:table-row>
        <table:table-row table:style-name="ro1">
          <table:table-cell office:value-type="float" office:value="24.029533274" calcext:value-type="float">
            <text:p>24.029533274</text:p>
          </table:table-cell>
          <table:table-cell office:value-type="float" office:value="1715.37826320698" calcext:value-type="float">
            <text:p>1715.378263207</text:p>
          </table:table-cell>
        </table:table-row>
        <table:table-row table:style-name="ro1">
          <table:table-cell office:value-type="float" office:value="24.064589004" calcext:value-type="float">
            <text:p>24.064589004</text:p>
          </table:table-cell>
          <table:table-cell office:value-type="float" office:value="1711.56042107793" calcext:value-type="float">
            <text:p>1711.5604210779</text:p>
          </table:table-cell>
        </table:table-row>
        <table:table-row table:style-name="ro1">
          <table:table-cell office:value-type="float" office:value="24.099637807" calcext:value-type="float">
            <text:p>24.099637807</text:p>
          </table:table-cell>
          <table:table-cell office:value-type="float" office:value="1711.89869166134" calcext:value-type="float">
            <text:p>1711.8986916614</text:p>
          </table:table-cell>
        </table:table-row>
        <table:table-row table:style-name="ro1">
          <table:table-cell office:value-type="float" office:value="24.134676714" calcext:value-type="float">
            <text:p>24.134676714</text:p>
          </table:table-cell>
          <table:table-cell office:value-type="float" office:value="1712.38218132806" calcext:value-type="float">
            <text:p>1712.3821813281</text:p>
          </table:table-cell>
        </table:table-row>
        <table:table-row table:style-name="ro1">
          <table:table-cell office:value-type="float" office:value="24.16966411" calcext:value-type="float">
            <text:p>24.16966411</text:p>
          </table:table-cell>
          <table:table-cell office:value-type="float" office:value="1714.90327545356" calcext:value-type="float">
            <text:p>1714.9032754536</text:p>
          </table:table-cell>
        </table:table-row>
        <table:table-row table:style-name="ro1">
          <table:table-cell office:value-type="float" office:value="24.204829163" calcext:value-type="float">
            <text:p>24.204829163</text:p>
          </table:table-cell>
          <table:table-cell office:value-type="float" office:value="1706.23943037993" calcext:value-type="float">
            <text:p>1706.2394303799</text:p>
          </table:table-cell>
        </table:table-row>
        <table:table-row table:style-name="ro1">
          <table:table-cell office:value-type="float" office:value="24.240112291" calcext:value-type="float">
            <text:p>24.240112291</text:p>
          </table:table-cell>
          <table:table-cell office:value-type="float" office:value="1700.52949953889" calcext:value-type="float">
            <text:p>1700.5294995389</text:p>
          </table:table-cell>
        </table:table-row>
        <table:table-row table:style-name="ro1">
          <table:table-cell office:value-type="float" office:value="24.275285677" calcext:value-type="float">
            <text:p>24.275285677</text:p>
          </table:table-cell>
          <table:table-cell office:value-type="float" office:value="1705.83520164915" calcext:value-type="float">
            <text:p>1705.8352016492</text:p>
          </table:table-cell>
        </table:table-row>
        <table:table-row table:style-name="ro1">
          <table:table-cell office:value-type="float" office:value="24.310587138" calcext:value-type="float">
            <text:p>24.310587138</text:p>
          </table:table-cell>
          <table:table-cell office:value-type="float" office:value="1699.64636874397" calcext:value-type="float">
            <text:p>1699.646368744</text:p>
          </table:table-cell>
        </table:table-row>
        <table:table-row table:style-name="ro1">
          <table:table-cell office:value-type="float" office:value="24.34571042" calcext:value-type="float">
            <text:p>24.34571042</text:p>
          </table:table-cell>
          <table:table-cell office:value-type="float" office:value="1708.26860656128" calcext:value-type="float">
            <text:p>1708.2686065613</text:p>
          </table:table-cell>
        </table:table-row>
        <table:table-row table:style-name="ro1">
          <table:table-cell office:value-type="float" office:value="24.380805734" calcext:value-type="float">
            <text:p>24.380805734</text:p>
          </table:table-cell>
          <table:table-cell office:value-type="float" office:value="1709.62995230631" calcext:value-type="float">
            <text:p>1709.6299523063</text:p>
          </table:table-cell>
        </table:table-row>
        <table:table-row table:style-name="ro1">
          <table:table-cell office:value-type="float" office:value="24.415890006" calcext:value-type="float">
            <text:p>24.415890006</text:p>
          </table:table-cell>
          <table:table-cell office:value-type="float" office:value="1710.16802058774" calcext:value-type="float">
            <text:p>1710.1680205878</text:p>
          </table:table-cell>
        </table:table-row>
        <table:table-row table:style-name="ro1">
          <table:table-cell office:value-type="float" office:value="24.450995267" calcext:value-type="float">
            <text:p>24.450995267</text:p>
          </table:table-cell>
          <table:table-cell office:value-type="float" office:value="1709.14553234636" calcext:value-type="float">
            <text:p>1709.1455323464</text:p>
          </table:table-cell>
        </table:table-row>
        <table:table-row table:style-name="ro1">
          <table:table-cell office:value-type="float" office:value="24.485951726" calcext:value-type="float">
            <text:p>24.485951726</text:p>
          </table:table-cell>
          <table:table-cell office:value-type="float" office:value="1716.42099103917" calcext:value-type="float">
            <text:p>1716.4209910392</text:p>
          </table:table-cell>
        </table:table-row>
        <table:table-row table:style-name="ro1">
          <table:table-cell office:value-type="float" office:value="24.521083341" calcext:value-type="float">
            <text:p>24.521083341</text:p>
          </table:table-cell>
          <table:table-cell office:value-type="float" office:value="1707.86341590025" calcext:value-type="float">
            <text:p>1707.8634159003</text:p>
          </table:table-cell>
        </table:table-row>
        <table:table-row table:style-name="ro1">
          <table:table-cell office:value-type="float" office:value="24.556048654" calcext:value-type="float">
            <text:p>24.556048654</text:p>
          </table:table-cell>
          <table:table-cell office:value-type="float" office:value="1715.98635482002" calcext:value-type="float">
            <text:p>1715.98635482</text:p>
          </table:table-cell>
        </table:table-row>
        <table:table-row table:style-name="ro1">
          <table:table-cell office:value-type="float" office:value="24.590971935" calcext:value-type="float">
            <text:p>24.590971935</text:p>
          </table:table-cell>
          <table:table-cell office:value-type="float" office:value="1718.05163438086" calcext:value-type="float">
            <text:p>1718.0516343809</text:p>
          </table:table-cell>
        </table:table-row>
        <table:table-row table:style-name="ro1">
          <table:table-cell office:value-type="float" office:value="24.625883394" calcext:value-type="float">
            <text:p>24.625883394</text:p>
          </table:table-cell>
          <table:table-cell office:value-type="float" office:value="1718.63341489109" calcext:value-type="float">
            <text:p>1718.6334148911</text:p>
          </table:table-cell>
        </table:table-row>
        <table:table-row table:style-name="ro1">
          <table:table-cell office:value-type="float" office:value="24.660753081" calcext:value-type="float">
            <text:p>24.660753081</text:p>
          </table:table-cell>
          <table:table-cell office:value-type="float" office:value="1720.69224481439" calcext:value-type="float">
            <text:p>1720.6922448144</text:p>
          </table:table-cell>
        </table:table-row>
        <table:table-row table:style-name="ro1">
          <table:table-cell office:value-type="float" office:value="24.695645372" calcext:value-type="float">
            <text:p>24.695645372</text:p>
          </table:table-cell>
          <table:table-cell office:value-type="float" office:value="1719.5775422142" calcext:value-type="float">
            <text:p>1719.5775422142</text:p>
          </table:table-cell>
        </table:table-row>
        <table:table-row table:style-name="ro1">
          <table:table-cell office:value-type="float" office:value="24.730635164" calcext:value-type="float">
            <text:p>24.730635164</text:p>
          </table:table-cell>
          <table:table-cell office:value-type="float" office:value="1714.78584382531" calcext:value-type="float">
            <text:p>1714.7858438253</text:p>
          </table:table-cell>
        </table:table-row>
        <table:table-row table:style-name="ro1">
          <table:table-cell office:value-type="float" office:value="24.765538393" calcext:value-type="float">
            <text:p>24.765538393</text:p>
          </table:table-cell>
          <table:table-cell office:value-type="float" office:value="1719.03865971822" calcext:value-type="float">
            <text:p>1719.0386597182</text:p>
          </table:table-cell>
        </table:table-row>
        <table:table-row table:style-name="ro1">
          <table:table-cell office:value-type="float" office:value="24.800571571" calcext:value-type="float">
            <text:p>24.800571571</text:p>
          </table:table-cell>
          <table:table-cell office:value-type="float" office:value="1712.66220837863" calcext:value-type="float">
            <text:p>1712.6622083786</text:p>
          </table:table-cell>
        </table:table-row>
        <table:table-row table:style-name="ro1">
          <table:table-cell office:value-type="float" office:value="24.835432821" calcext:value-type="float">
            <text:p>24.835432821</text:p>
          </table:table-cell>
          <table:table-cell office:value-type="float" office:value="1721.10868084197" calcext:value-type="float">
            <text:p>1721.108680842</text:p>
          </table:table-cell>
        </table:table-row>
        <table:table-row table:style-name="ro1">
          <table:table-cell office:value-type="float" office:value="24.870205372" calcext:value-type="float">
            <text:p>24.870205372</text:p>
          </table:table-cell>
          <table:table-cell office:value-type="float" office:value="1725.49894311736" calcext:value-type="float">
            <text:p>1725.4989431174</text:p>
          </table:table-cell>
        </table:table-row>
        <table:table-row table:style-name="ro1">
          <table:table-cell office:value-type="float" office:value="24.905086674" calcext:value-type="float">
            <text:p>24.905086674</text:p>
          </table:table-cell>
          <table:table-cell office:value-type="float" office:value="1720.11927765794" calcext:value-type="float">
            <text:p>1720.1192776579</text:p>
          </table:table-cell>
        </table:table-row>
        <table:table-row table:style-name="ro1">
          <table:table-cell office:value-type="float" office:value="24.93982886" calcext:value-type="float">
            <text:p>24.93982886</text:p>
          </table:table-cell>
          <table:table-cell office:value-type="float" office:value="1727.00704555538" calcext:value-type="float">
            <text:p>1727.0070455554</text:p>
          </table:table-cell>
        </table:table-row>
        <table:table-row table:style-name="ro1">
          <table:table-cell office:value-type="float" office:value="24.974543077" calcext:value-type="float">
            <text:p>24.974543077</text:p>
          </table:table-cell>
          <table:table-cell office:value-type="float" office:value="1728.39848296155" calcext:value-type="float">
            <text:p>1728.3984829616</text:p>
          </table:table-cell>
        </table:table-row>
        <table:table-row table:style-name="ro1">
          <table:table-cell office:value-type="float" office:value="25.009113023" calcext:value-type="float">
            <text:p>25.009113023</text:p>
          </table:table-cell>
          <table:table-cell office:value-type="float" office:value="1735.61162056787" calcext:value-type="float">
            <text:p>1735.6116205679</text:p>
          </table:table-cell>
        </table:table-row>
        <table:table-row table:style-name="ro1">
          <table:table-cell office:value-type="float" office:value="25.043706511" calcext:value-type="float">
            <text:p>25.043706511</text:p>
          </table:table-cell>
          <table:table-cell office:value-type="float" office:value="1734.43048009505" calcext:value-type="float">
            <text:p>1734.4304800951</text:p>
          </table:table-cell>
        </table:table-row>
        <table:table-row table:style-name="ro1">
          <table:table-cell office:value-type="float" office:value="25.078270988" calcext:value-type="float">
            <text:p>25.078270988</text:p>
          </table:table-cell>
          <table:table-cell office:value-type="float" office:value="1735.8862395052" calcext:value-type="float">
            <text:p>1735.8862395052</text:p>
          </table:table-cell>
        </table:table-row>
        <table:table-row table:style-name="ro1">
          <table:table-cell office:value-type="float" office:value="25.112789579" calcext:value-type="float">
            <text:p>25.112789579</text:p>
          </table:table-cell>
          <table:table-cell office:value-type="float" office:value="1738.19377505908" calcext:value-type="float">
            <text:p>1738.1937750591</text:p>
          </table:table-cell>
        </table:table-row>
        <table:table-row table:style-name="ro1">
          <table:table-cell office:value-type="float" office:value="25.147258014" calcext:value-type="float">
            <text:p>25.147258014</text:p>
          </table:table-cell>
          <table:table-cell office:value-type="float" office:value="1740.72307025249" calcext:value-type="float">
            <text:p>1740.7230702525</text:p>
          </table:table-cell>
        </table:table-row>
        <table:table-row table:style-name="ro1">
          <table:table-cell office:value-type="float" office:value="25.181950252" calcext:value-type="float">
            <text:p>25.181950252</text:p>
          </table:table-cell>
          <table:table-cell office:value-type="float" office:value="1729.49349649887" calcext:value-type="float">
            <text:p>1729.4934964989</text:p>
          </table:table-cell>
        </table:table-row>
        <table:table-row table:style-name="ro1">
          <table:table-cell office:value-type="float" office:value="25.21655801" calcext:value-type="float">
            <text:p>25.21655801</text:p>
          </table:table-cell>
          <table:table-cell office:value-type="float" office:value="1733.71531319654" calcext:value-type="float">
            <text:p>1733.7153131966</text:p>
          </table:table-cell>
        </table:table-row>
        <table:table-row table:style-name="ro1">
          <table:table-cell office:value-type="float" office:value="25.251188998" calcext:value-type="float">
            <text:p>25.251188998</text:p>
          </table:table-cell>
          <table:table-cell office:value-type="float" office:value="1732.55236033134" calcext:value-type="float">
            <text:p>1732.5523603313</text:p>
          </table:table-cell>
        </table:table-row>
        <table:table-row table:style-name="ro1">
          <table:table-cell office:value-type="float" office:value="25.28577384" calcext:value-type="float">
            <text:p>25.28577384</text:p>
          </table:table-cell>
          <table:table-cell office:value-type="float" office:value="1734.86407715838" calcext:value-type="float">
            <text:p>1734.8640771584</text:p>
          </table:table-cell>
        </table:table-row>
        <table:table-row table:style-name="ro1">
          <table:table-cell office:value-type="float" office:value="25.320205191" calcext:value-type="float">
            <text:p>25.320205191</text:p>
          </table:table-cell>
          <table:table-cell office:value-type="float" office:value="1742.59790154608" calcext:value-type="float">
            <text:p>1742.5979015461</text:p>
          </table:table-cell>
        </table:table-row>
        <table:table-row table:style-name="ro1">
          <table:table-cell office:value-type="float" office:value="25.354606178" calcext:value-type="float">
            <text:p>25.354606178</text:p>
          </table:table-cell>
          <table:table-cell office:value-type="float" office:value="1744.13600400487" calcext:value-type="float">
            <text:p>1744.1360040049</text:p>
          </table:table-cell>
        </table:table-row>
        <table:table-row table:style-name="ro1">
          <table:table-cell office:value-type="float" office:value="25.388945653" calcext:value-type="float">
            <text:p>25.388945653</text:p>
          </table:table-cell>
          <table:table-cell office:value-type="float" office:value="1747.26025951168" calcext:value-type="float">
            <text:p>1747.2602595117</text:p>
          </table:table-cell>
        </table:table-row>
        <table:table-row table:style-name="ro1">
          <table:table-cell office:value-type="float" office:value="25.423368463" calcext:value-type="float">
            <text:p>25.423368463</text:p>
          </table:table-cell>
          <table:table-cell office:value-type="float" office:value="1743.03027556461" calcext:value-type="float">
            <text:p>1743.0302755646</text:p>
          </table:table-cell>
        </table:table-row>
        <table:table-row table:style-name="ro1">
          <table:table-cell office:value-type="float" office:value="25.457734814" calcext:value-type="float">
            <text:p>25.457734814</text:p>
          </table:table-cell>
          <table:table-cell office:value-type="float" office:value="1745.8938250382" calcext:value-type="float">
            <text:p>1745.8938250382</text:p>
          </table:table-cell>
        </table:table-row>
        <table:table-row table:style-name="ro1">
          <table:table-cell office:value-type="float" office:value="25.492056737" calcext:value-type="float">
            <text:p>25.492056737</text:p>
          </table:table-cell>
          <table:table-cell office:value-type="float" office:value="1748.15379662729" calcext:value-type="float">
            <text:p>1748.1537966273</text:p>
          </table:table-cell>
        </table:table-row>
        <table:table-row table:style-name="ro1">
          <table:table-cell office:value-type="float" office:value="25.526763975" calcext:value-type="float">
            <text:p>25.526763975</text:p>
          </table:table-cell>
          <table:table-cell office:value-type="float" office:value="1728.74603274416" calcext:value-type="float">
            <text:p>1728.7460327442</text:p>
          </table:table-cell>
        </table:table-row>
        <table:table-row table:style-name="ro1">
          <table:table-cell office:value-type="float" office:value="25.561559027" calcext:value-type="float">
            <text:p>25.561559027</text:p>
          </table:table-cell>
          <table:table-cell office:value-type="float" office:value="1724.38311056412" calcext:value-type="float">
            <text:p>1724.3831105641</text:p>
          </table:table-cell>
        </table:table-row>
        <table:table-row table:style-name="ro1">
          <table:table-cell office:value-type="float" office:value="25.596231369" calcext:value-type="float">
            <text:p>25.596231369</text:p>
          </table:table-cell>
          <table:table-cell office:value-type="float" office:value="1730.48593025529" calcext:value-type="float">
            <text:p>1730.4859302553</text:p>
          </table:table-cell>
        </table:table-row>
        <table:table-row table:style-name="ro1">
          <table:table-cell office:value-type="float" office:value="25.631111629" calcext:value-type="float">
            <text:p>25.631111629</text:p>
          </table:table-cell>
          <table:table-cell office:value-type="float" office:value="1720.1706638654" calcext:value-type="float">
            <text:p>1720.1706638654</text:p>
          </table:table-cell>
        </table:table-row>
        <table:table-row table:style-name="ro1">
          <table:table-cell office:value-type="float" office:value="25.665862461" calcext:value-type="float">
            <text:p>25.665862461</text:p>
          </table:table-cell>
          <table:table-cell office:value-type="float" office:value="1726.57736655052" calcext:value-type="float">
            <text:p>1726.5773665505</text:p>
          </table:table-cell>
        </table:table-row>
        <table:table-row table:style-name="ro1">
          <table:table-cell office:value-type="float" office:value="25.700491001" calcext:value-type="float">
            <text:p>25.700491001</text:p>
          </table:table-cell>
          <table:table-cell office:value-type="float" office:value="1732.67483988641" calcext:value-type="float">
            <text:p>1732.6748398864</text:p>
          </table:table-cell>
        </table:table-row>
        <table:table-row table:style-name="ro1">
          <table:table-cell office:value-type="float" office:value="25.735136677" calcext:value-type="float">
            <text:p>25.735136677</text:p>
          </table:table-cell>
          <table:table-cell office:value-type="float" office:value="1731.81784647508" calcext:value-type="float">
            <text:p>1731.8178464751</text:p>
          </table:table-cell>
        </table:table-row>
        <table:table-row table:style-name="ro1">
          <table:table-cell office:value-type="float" office:value="25.769938342" calcext:value-type="float">
            <text:p>25.769938342</text:p>
          </table:table-cell>
          <table:table-cell office:value-type="float" office:value="1724.05544389921" calcext:value-type="float">
            <text:p>1724.0554438992</text:p>
          </table:table-cell>
        </table:table-row>
        <table:table-row table:style-name="ro1">
          <table:table-cell office:value-type="float" office:value="25.804809644" calcext:value-type="float">
            <text:p>25.804809644</text:p>
          </table:table-cell>
          <table:table-cell office:value-type="float" office:value="1720.61255412836" calcext:value-type="float">
            <text:p>1720.6125541284</text:p>
          </table:table-cell>
        </table:table-row>
        <table:table-row table:style-name="ro1">
          <table:table-cell office:value-type="float" office:value="25.839668498" calcext:value-type="float">
            <text:p>25.839668498</text:p>
          </table:table-cell>
          <table:table-cell office:value-type="float" office:value="1721.22698009524" calcext:value-type="float">
            <text:p>1721.2269800953</text:p>
          </table:table-cell>
        </table:table-row>
        <table:table-row table:style-name="ro1">
          <table:table-cell office:value-type="float" office:value="25.874645113" calcext:value-type="float">
            <text:p>25.874645113</text:p>
          </table:table-cell>
          <table:table-cell office:value-type="float" office:value="1715.43186783488" calcext:value-type="float">
            <text:p>1715.4318678349</text:p>
          </table:table-cell>
        </table:table-row>
        <table:table-row table:style-name="ro1">
          <table:table-cell office:value-type="float" office:value="25.909719228" calcext:value-type="float">
            <text:p>25.909719228</text:p>
          </table:table-cell>
          <table:table-cell office:value-type="float" office:value="1710.66326263683" calcext:value-type="float">
            <text:p>1710.6632626368</text:p>
          </table:table-cell>
        </table:table-row>
        <table:table-row table:style-name="ro1">
          <table:table-cell office:value-type="float" office:value="25.944655895" calcext:value-type="float">
            <text:p>25.944655895</text:p>
          </table:table-cell>
          <table:table-cell office:value-type="float" office:value="1717.39336210881" calcext:value-type="float">
            <text:p>1717.3933621088</text:p>
          </table:table-cell>
        </table:table-row>
        <table:table-row table:style-name="ro1">
          <table:table-cell office:value-type="float" office:value="25.979839074" calcext:value-type="float">
            <text:p>25.979839074</text:p>
          </table:table-cell>
          <table:table-cell office:value-type="float" office:value="1705.36039395414" calcext:value-type="float">
            <text:p>1705.3603939541</text:p>
          </table:table-cell>
        </table:table-row>
        <table:table-row table:style-name="ro1">
          <table:table-cell office:value-type="float" office:value="26.014969127" calcext:value-type="float">
            <text:p>26.014969127</text:p>
          </table:table-cell>
          <table:table-cell office:value-type="float" office:value="1707.9393532368" calcext:value-type="float">
            <text:p>1707.9393532368</text:p>
          </table:table-cell>
        </table:table-row>
        <table:table-row table:style-name="ro1">
          <table:table-cell office:value-type="float" office:value="26.050212045" calcext:value-type="float">
            <text:p>26.050212045</text:p>
          </table:table-cell>
          <table:table-cell office:value-type="float" office:value="1702.46969901895" calcext:value-type="float">
            <text:p>1702.469699019</text:p>
          </table:table-cell>
        </table:table-row>
        <table:table-row table:style-name="ro1">
          <table:table-cell office:value-type="float" office:value="26.085574652" calcext:value-type="float">
            <text:p>26.085574652</text:p>
          </table:table-cell>
          <table:table-cell office:value-type="float" office:value="1696.70748539536" calcext:value-type="float">
            <text:p>1696.7074853954</text:p>
          </table:table-cell>
        </table:table-row>
        <table:table-row table:style-name="ro1">
          <table:table-cell office:value-type="float" office:value="26.120924498" calcext:value-type="float">
            <text:p>26.120924498</text:p>
          </table:table-cell>
          <table:table-cell office:value-type="float" office:value="1697.31998266684" calcext:value-type="float">
            <text:p>1697.3199826669</text:p>
          </table:table-cell>
        </table:table-row>
        <table:table-row table:style-name="ro1">
          <table:table-cell office:value-type="float" office:value="26.156416533" calcext:value-type="float">
            <text:p>26.156416533</text:p>
          </table:table-cell>
          <table:table-cell office:value-type="float" office:value="1690.52014064577" calcext:value-type="float">
            <text:p>1690.5201406458</text:p>
          </table:table-cell>
        </table:table-row>
        <table:table-row table:style-name="ro1">
          <table:table-cell office:value-type="float" office:value="26.192005652" calcext:value-type="float">
            <text:p>26.192005652</text:p>
          </table:table-cell>
          <table:table-cell office:value-type="float" office:value="1685.90854974518" calcext:value-type="float">
            <text:p>1685.9085497452</text:p>
          </table:table-cell>
        </table:table-row>
        <table:table-row table:style-name="ro1">
          <table:table-cell office:value-type="float" office:value="26.227596541" calcext:value-type="float">
            <text:p>26.227596541</text:p>
          </table:table-cell>
          <table:table-cell office:value-type="float" office:value="1685.82470642987" calcext:value-type="float">
            <text:p>1685.8247064299</text:p>
          </table:table-cell>
        </table:table-row>
        <table:table-row table:style-name="ro1">
          <table:table-cell office:value-type="float" office:value="26.263292223" calcext:value-type="float">
            <text:p>26.263292223</text:p>
          </table:table-cell>
          <table:table-cell office:value-type="float" office:value="1680.87557481025" calcext:value-type="float">
            <text:p>1680.8755748103</text:p>
          </table:table-cell>
        </table:table-row>
        <table:table-row table:style-name="ro1">
          <table:table-cell office:value-type="float" office:value="26.298873424" calcext:value-type="float">
            <text:p>26.298873424</text:p>
          </table:table-cell>
          <table:table-cell office:value-type="float" office:value="1686.28372043993" calcext:value-type="float">
            <text:p>1686.2837204399</text:p>
          </table:table-cell>
        </table:table-row>
        <table:table-row table:style-name="ro1">
          <table:table-cell office:value-type="float" office:value="26.33426874" calcext:value-type="float">
            <text:p>26.33426874</text:p>
          </table:table-cell>
          <table:table-cell office:value-type="float" office:value="1695.13954897314" calcext:value-type="float">
            <text:p>1695.1395489732</text:p>
          </table:table-cell>
        </table:table-row>
        <table:table-row table:style-name="ro1">
          <table:table-cell office:value-type="float" office:value="26.369768691" calcext:value-type="float">
            <text:p>26.369768691</text:p>
          </table:table-cell>
          <table:table-cell office:value-type="float" office:value="1690.14317794418" calcext:value-type="float">
            <text:p>1690.1431779442</text:p>
          </table:table-cell>
        </table:table-row>
        <table:table-row table:style-name="ro1">
          <table:table-cell office:value-type="float" office:value="26.40529807" calcext:value-type="float">
            <text:p>26.40529807</text:p>
          </table:table-cell>
          <table:table-cell office:value-type="float" office:value="1688.7432791886" calcext:value-type="float">
            <text:p>1688.7432791886</text:p>
          </table:table-cell>
        </table:table-row>
        <table:table-row table:style-name="ro1">
          <table:table-cell office:value-type="float" office:value="26.440758854" calcext:value-type="float">
            <text:p>26.440758854</text:p>
          </table:table-cell>
          <table:table-cell office:value-type="float" office:value="1692.0099679694" calcext:value-type="float">
            <text:p>1692.0099679694</text:p>
          </table:table-cell>
        </table:table-row>
        <table:table-row table:style-name="ro1">
          <table:table-cell office:value-type="float" office:value="26.476253545" calcext:value-type="float">
            <text:p>26.476253545</text:p>
          </table:table-cell>
          <table:table-cell office:value-type="float" office:value="1690.39364224902" calcext:value-type="float">
            <text:p>1690.393642249</text:p>
          </table:table-cell>
        </table:table-row>
        <table:table-row table:style-name="ro1">
          <table:table-cell office:value-type="float" office:value="26.511826726" calcext:value-type="float">
            <text:p>26.511826726</text:p>
          </table:table-cell>
          <table:table-cell office:value-type="float" office:value="1686.66389435361" calcext:value-type="float">
            <text:p>1686.6638943536</text:p>
          </table:table-cell>
        </table:table-row>
        <table:table-row table:style-name="ro1">
          <table:table-cell office:value-type="float" office:value="26.547343813" calcext:value-type="float">
            <text:p>26.547343813</text:p>
          </table:table-cell>
          <table:table-cell office:value-type="float" office:value="1689.3277311846" calcext:value-type="float">
            <text:p>1689.3277311846</text:p>
          </table:table-cell>
        </table:table-row>
        <table:table-row table:style-name="ro1">
          <table:table-cell office:value-type="float" office:value="26.582852306" calcext:value-type="float">
            <text:p>26.582852306</text:p>
          </table:table-cell>
          <table:table-cell office:value-type="float" office:value="1689.73659343969" calcext:value-type="float">
            <text:p>1689.7365934397</text:p>
          </table:table-cell>
        </table:table-row>
        <table:table-row table:style-name="ro1">
          <table:table-cell office:value-type="float" office:value="26.618376788" calcext:value-type="float">
            <text:p>26.618376788</text:p>
          </table:table-cell>
          <table:table-cell office:value-type="float" office:value="1688.97607008037" calcext:value-type="float">
            <text:p>1688.9760700804</text:p>
          </table:table-cell>
        </table:table-row>
        <table:table-row table:style-name="ro1">
          <table:table-cell office:value-type="float" office:value="26.653893823" calcext:value-type="float">
            <text:p>26.653893823</text:p>
          </table:table-cell>
          <table:table-cell office:value-type="float" office:value="1689.33020450618" calcext:value-type="float">
            <text:p>1689.3302045062</text:p>
          </table:table-cell>
        </table:table-row>
        <table:table-row table:style-name="ro1">
          <table:table-cell office:value-type="float" office:value="26.689351326" calcext:value-type="float">
            <text:p>26.689351326</text:p>
          </table:table-cell>
          <table:table-cell office:value-type="float" office:value="1692.16653524627" calcext:value-type="float">
            <text:p>1692.1665352463</text:p>
          </table:table-cell>
        </table:table-row>
        <table:table-row table:style-name="ro1">
          <table:table-cell office:value-type="float" office:value="26.724729298" calcext:value-type="float">
            <text:p>26.724729298</text:p>
          </table:table-cell>
          <table:table-cell office:value-type="float" office:value="1695.97058870422" calcext:value-type="float">
            <text:p>1695.9705887042</text:p>
          </table:table-cell>
        </table:table-row>
        <table:table-row table:style-name="ro1">
          <table:table-cell office:value-type="float" office:value="26.760142374" calcext:value-type="float">
            <text:p>26.760142374</text:p>
          </table:table-cell>
          <table:table-cell office:value-type="float" office:value="1694.2894201002" calcext:value-type="float">
            <text:p>1694.2894201002</text:p>
          </table:table-cell>
        </table:table-row>
        <table:table-row table:style-name="ro1">
          <table:table-cell office:value-type="float" office:value="26.795406855" calcext:value-type="float">
            <text:p>26.795406855</text:p>
          </table:table-cell>
          <table:table-cell office:value-type="float" office:value="1701.42869818507" calcext:value-type="float">
            <text:p>1701.4286981851</text:p>
          </table:table-cell>
        </table:table-row>
        <table:table-row table:style-name="ro1">
          <table:table-cell office:value-type="float" office:value="26.830670086" calcext:value-type="float">
            <text:p>26.830670086</text:p>
          </table:table-cell>
          <table:table-cell office:value-type="float" office:value="1701.48900989807" calcext:value-type="float">
            <text:p>1701.4890098981</text:p>
          </table:table-cell>
        </table:table-row>
        <table:table-row table:style-name="ro1">
          <table:table-cell office:value-type="float" office:value="26.865834566" calcext:value-type="float">
            <text:p>26.865834566</text:p>
          </table:table-cell>
          <table:table-cell office:value-type="float" office:value="1706.26723329911" calcext:value-type="float">
            <text:p>1706.2672332991</text:p>
          </table:table-cell>
        </table:table-row>
        <table:table-row table:style-name="ro1">
          <table:table-cell office:value-type="float" office:value="26.901132433" calcext:value-type="float">
            <text:p>26.901132433</text:p>
          </table:table-cell>
          <table:table-cell office:value-type="float" office:value="1699.81942534921" calcext:value-type="float">
            <text:p>1699.8194253492</text:p>
          </table:table-cell>
        </table:table-row>
        <table:table-row table:style-name="ro1">
          <table:table-cell office:value-type="float" office:value="26.936495717" calcext:value-type="float">
            <text:p>26.936495717</text:p>
          </table:table-cell>
          <table:table-cell office:value-type="float" office:value="1696.67500337361" calcext:value-type="float">
            <text:p>1696.6750033736</text:p>
          </table:table-cell>
        </table:table-row>
        <table:table-row table:style-name="ro1">
          <table:table-cell office:value-type="float" office:value="26.972015616" calcext:value-type="float">
            <text:p>26.972015616</text:p>
          </table:table-cell>
          <table:table-cell office:value-type="float" office:value="1689.19399235902" calcext:value-type="float">
            <text:p>1689.193992359</text:p>
          </table:table-cell>
        </table:table-row>
        <table:table-row table:style-name="ro1">
          <table:table-cell office:value-type="float" office:value="27.008297604" calcext:value-type="float">
            <text:p>27.008297604</text:p>
          </table:table-cell>
          <table:table-cell office:value-type="float" office:value="1653.71313170606" calcext:value-type="float">
            <text:p>1653.7131317061</text:p>
          </table:table-cell>
        </table:table-row>
        <table:table-row table:style-name="ro1">
          <table:table-cell office:value-type="float" office:value="27.045924807" calcext:value-type="float">
            <text:p>27.045924807</text:p>
          </table:table-cell>
          <table:table-cell office:value-type="float" office:value="1594.59101969394" calcext:value-type="float">
            <text:p>1594.5910196939</text:p>
          </table:table-cell>
        </table:table-row>
        <table:table-row table:style-name="ro1">
          <table:table-cell office:value-type="float" office:value="27.084570559" calcext:value-type="float">
            <text:p>27.084570559</text:p>
          </table:table-cell>
          <table:table-cell office:value-type="float" office:value="1552.56391439863" calcext:value-type="float">
            <text:p>1552.5639143986</text:p>
          </table:table-cell>
        </table:table-row>
        <table:table-row table:style-name="ro1">
          <table:table-cell office:value-type="float" office:value="27.124675902" calcext:value-type="float">
            <text:p>27.124675902</text:p>
          </table:table-cell>
          <table:table-cell office:value-type="float" office:value="1496.06001374927" calcext:value-type="float">
            <text:p>1496.0600137493</text:p>
          </table:table-cell>
        </table:table-row>
        <table:table-row table:style-name="ro1">
          <table:table-cell office:value-type="float" office:value="27.166063909" calcext:value-type="float">
            <text:p>27.166063909</text:p>
          </table:table-cell>
          <table:table-cell office:value-type="float" office:value="1449.69531874312" calcext:value-type="float">
            <text:p>1449.6953187431</text:p>
          </table:table-cell>
        </table:table-row>
        <table:table-row table:style-name="ro1">
          <table:table-cell office:value-type="float" office:value="27.209145625" calcext:value-type="float">
            <text:p>27.209145625</text:p>
          </table:table-cell>
          <table:table-cell office:value-type="float" office:value="1392.70218484323" calcext:value-type="float">
            <text:p>1392.7021848432</text:p>
          </table:table-cell>
        </table:table-row>
        <table:table-row table:style-name="ro1">
          <table:table-cell office:value-type="float" office:value="27.254039799" calcext:value-type="float">
            <text:p>27.254039799</text:p>
          </table:table-cell>
          <table:table-cell office:value-type="float" office:value="1336.47630982142" calcext:value-type="float">
            <text:p>1336.4763098214</text:p>
          </table:table-cell>
        </table:table-row>
        <table:table-row table:style-name="ro1">
          <table:table-cell office:value-type="float" office:value="27.300681171" calcext:value-type="float">
            <text:p>27.300681171</text:p>
          </table:table-cell>
          <table:table-cell office:value-type="float" office:value="1286.41155753299" calcext:value-type="float">
            <text:p>1286.411557533</text:p>
          </table:table-cell>
        </table:table-row>
        <table:table-row table:style-name="ro1">
          <table:table-cell office:value-type="float" office:value="27.349359586" calcext:value-type="float">
            <text:p>27.349359586</text:p>
          </table:table-cell>
          <table:table-cell office:value-type="float" office:value="1232.57916265357" calcext:value-type="float">
            <text:p>1232.5791626536</text:p>
          </table:table-cell>
        </table:table-row>
        <table:table-row table:style-name="ro1">
          <table:table-cell office:value-type="float" office:value="27.399730928" calcext:value-type="float">
            <text:p>27.399730928</text:p>
          </table:table-cell>
          <table:table-cell office:value-type="float" office:value="1191.15349358772" calcext:value-type="float">
            <text:p>1191.1534935877</text:p>
          </table:table-cell>
        </table:table-row>
        <table:table-row table:style-name="ro1">
          <table:table-cell office:value-type="float" office:value="27.453193434" calcext:value-type="float">
            <text:p>27.453193434</text:p>
          </table:table-cell>
          <table:table-cell office:value-type="float" office:value="1122.28184739408" calcext:value-type="float">
            <text:p>1122.2818473941</text:p>
          </table:table-cell>
        </table:table-row>
        <table:table-row table:style-name="ro1">
          <table:table-cell office:value-type="float" office:value="27.506926619" calcext:value-type="float">
            <text:p>27.506926619</text:p>
          </table:table-cell>
          <table:table-cell office:value-type="float" office:value="1116.62839267766" calcext:value-type="float">
            <text:p>1116.6283926777</text:p>
          </table:table-cell>
        </table:table-row>
        <table:table-row table:style-name="ro1">
          <table:table-cell office:value-type="float" office:value="27.563897584" calcext:value-type="float">
            <text:p>27.563897584</text:p>
          </table:table-cell>
          <table:table-cell office:value-type="float" office:value="1053.16804796974" calcext:value-type="float">
            <text:p>1053.1680479697</text:p>
          </table:table-cell>
        </table:table-row>
        <table:table-row table:style-name="ro1">
          <table:table-cell office:value-type="float" office:value="27.620992508" calcext:value-type="float">
            <text:p>27.620992508</text:p>
          </table:table-cell>
          <table:table-cell office:value-type="float" office:value="1050.88151093773" calcext:value-type="float">
            <text:p>1050.8815109377</text:p>
          </table:table-cell>
        </table:table-row>
        <table:table-row table:style-name="ro1">
          <table:table-cell office:value-type="float" office:value="27.682220634" calcext:value-type="float">
            <text:p>27.682220634</text:p>
          </table:table-cell>
          <table:table-cell office:value-type="float" office:value="979.941799949975" calcext:value-type="float">
            <text:p>979.94179995</text:p>
          </table:table-cell>
        </table:table-row>
        <table:table-row table:style-name="ro1">
          <table:table-cell office:value-type="float" office:value="27.743401936" calcext:value-type="float">
            <text:p>27.743401936</text:p>
          </table:table-cell>
          <table:table-cell office:value-type="float" office:value="980.691780635833" calcext:value-type="float">
            <text:p>980.6917806358</text:p>
          </table:table-cell>
        </table:table-row>
        <table:table-row table:style-name="ro1">
          <table:table-cell office:value-type="float" office:value="27.809675352" calcext:value-type="float">
            <text:p>27.809675352</text:p>
          </table:table-cell>
          <table:table-cell office:value-type="float" office:value="905.340385653258" calcext:value-type="float">
            <text:p>905.3403856533</text:p>
          </table:table-cell>
        </table:table-row>
        <table:table-row table:style-name="ro1">
          <table:table-cell office:value-type="float" office:value="27.876066165" calcext:value-type="float">
            <text:p>27.876066165</text:p>
          </table:table-cell>
          <table:table-cell office:value-type="float" office:value="903.739497812772" calcext:value-type="float">
            <text:p>903.7394978128</text:p>
          </table:table-cell>
        </table:table-row>
        <table:table-row table:style-name="ro1">
          <table:table-cell office:value-type="float" office:value="27.948954933" calcext:value-type="float">
            <text:p>27.948954933</text:p>
          </table:table-cell>
          <table:table-cell office:value-type="float" office:value="823.172096968372" calcext:value-type="float">
            <text:p>823.1720969684</text:p>
          </table:table-cell>
        </table:table-row>
        <table:table-row table:style-name="ro1">
          <table:table-cell office:value-type="float" office:value="28.022015421" calcext:value-type="float">
            <text:p>28.022015421</text:p>
          </table:table-cell>
          <table:table-cell office:value-type="float" office:value="821.237328718603" calcext:value-type="float">
            <text:p>821.2373287186</text:p>
          </table:table-cell>
        </table:table-row>
        <table:table-row table:style-name="ro1">
          <table:table-cell office:value-type="float" office:value="28.103904764" calcext:value-type="float">
            <text:p>28.103904764</text:p>
          </table:table-cell>
          <table:table-cell office:value-type="float" office:value="732.696072552442" calcext:value-type="float">
            <text:p>732.6960725524</text:p>
          </table:table-cell>
        </table:table-row>
        <table:table-row table:style-name="ro1">
          <table:table-cell office:value-type="float" office:value="28.185838221" calcext:value-type="float">
            <text:p>28.185838221</text:p>
          </table:table-cell>
          <table:table-cell office:value-type="float" office:value="732.3015798052" calcext:value-type="float">
            <text:p>732.3015798052</text:p>
          </table:table-cell>
        </table:table-row>
        <table:table-row table:style-name="ro1">
          <table:table-cell office:value-type="float" office:value="28.275552298" calcext:value-type="float">
            <text:p>28.275552298</text:p>
          </table:table-cell>
          <table:table-cell office:value-type="float" office:value="668.791364815553" calcext:value-type="float">
            <text:p>668.7913648156</text:p>
          </table:table-cell>
        </table:table-row>
        <table:table-row table:style-name="ro1">
          <table:table-cell office:value-type="float" office:value="28.369810777" calcext:value-type="float">
            <text:p>28.369810777</text:p>
          </table:table-cell>
          <table:table-cell office:value-type="float" office:value="636.547508898398" calcext:value-type="float">
            <text:p>636.5475088984</text:p>
          </table:table-cell>
        </table:table-row>
        <table:table-row table:style-name="ro1">
          <table:table-cell office:value-type="float" office:value="28.475909639" calcext:value-type="float">
            <text:p>28.475909639</text:p>
          </table:table-cell>
          <table:table-cell office:value-type="float" office:value="565.510306792944" calcext:value-type="float">
            <text:p>565.5103067929</text:p>
          </table:table-cell>
        </table:table-row>
        <table:table-row table:style-name="ro1">
          <table:table-cell office:value-type="float" office:value="28.590298758" calcext:value-type="float">
            <text:p>28.590298758</text:p>
          </table:table-cell>
          <table:table-cell office:value-type="float" office:value="524.525413995006" calcext:value-type="float">
            <text:p>524.525413995</text:p>
          </table:table-cell>
        </table:table-row>
        <table:table-row table:style-name="ro1">
          <table:table-cell office:value-type="float" office:value="28.727315097" calcext:value-type="float">
            <text:p>28.727315097</text:p>
          </table:table-cell>
          <table:table-cell office:value-type="float" office:value="437.903978736415" calcext:value-type="float">
            <text:p>437.9039787364</text:p>
          </table:table-cell>
        </table:table-row>
        <table:table-row table:style-name="ro1">
          <table:table-cell office:value-type="float" office:value="28.884514367" calcext:value-type="float">
            <text:p>28.884514367</text:p>
          </table:table-cell>
          <table:table-cell office:value-type="float" office:value="381.68116175096" calcext:value-type="float">
            <text:p>381.681161751</text:p>
          </table:table-cell>
        </table:table-row>
        <table:table-row table:style-name="ro1">
          <table:table-cell office:value-type="float" office:value="29.134948465" calcext:value-type="float">
            <text:p>29.134948465</text:p>
          </table:table-cell>
          <table:table-cell office:value-type="float" office:value="239.583988279424" calcext:value-type="float">
            <text:p>239.5839882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4" meta:object-count="0"/>
    <meta:generator>LibreOffice/4.3.3.2$Linux_ARM_EABI LibreOffice_project/430m0$Build-2</meta:generator>
  </office:meta>
</office:document-meta>
</file>